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e5672"/>
    </style:style>
    <style:style style:name="P3" style:family="paragraph" style:parent-style-name="Standard">
      <style:paragraph-properties fo:text-align="start" style:justify-single-word="false"/>
      <style:text-properties officeooo:paragraph-rsid="001258b4"/>
    </style:style>
    <style:style style:name="P4" style:family="paragraph" style:parent-style-name="Standard">
      <style:paragraph-properties fo:text-align="start" style:justify-single-word="false"/>
      <style:text-properties officeooo:paragraph-rsid="0023584c"/>
    </style:style>
    <style:style style:name="P5" style:family="paragraph" style:parent-style-name="Standard">
      <style:paragraph-properties fo:text-align="start" style:justify-single-word="false"/>
      <style:text-properties officeooo:paragraph-rsid="0034b1b2"/>
    </style:style>
    <style:style style:name="P6" style:family="paragraph" style:parent-style-name="Standard">
      <style:paragraph-properties fo:text-align="start" style:justify-single-word="false"/>
      <style:text-properties officeooo:paragraph-rsid="00369006"/>
    </style:style>
    <style:style style:name="P7" style:family="paragraph" style:parent-style-name="Standard">
      <style:paragraph-properties fo:text-align="start" style:justify-single-word="false"/>
      <style:text-properties officeooo:paragraph-rsid="003a5ec3"/>
    </style:style>
    <style:style style:name="P8" style:family="paragraph" style:parent-style-name="Standard">
      <style:paragraph-properties fo:text-align="center" style:justify-single-word="false"/>
      <style:text-properties officeooo:paragraph-rsid="000e5672"/>
    </style:style>
    <style:style style:name="P9" style:family="paragraph" style:parent-style-name="Standard">
      <style:paragraph-properties fo:text-align="start" style:justify-single-word="false"/>
      <style:text-properties officeooo:rsid="0014394e" officeooo:paragraph-rsid="0014394e"/>
    </style:style>
    <style:style style:name="P10" style:family="paragraph" style:parent-style-name="Standard">
      <style:paragraph-properties fo:text-align="start" style:justify-single-word="false"/>
      <style:text-properties officeooo:rsid="0014394e" officeooo:paragraph-rsid="0023584c"/>
    </style:style>
    <style:style style:name="P11" style:family="paragraph" style:parent-style-name="Standard">
      <style:paragraph-properties fo:text-align="start" style:justify-single-word="false"/>
      <style:text-properties officeooo:rsid="0015d74d" officeooo:paragraph-rsid="0015d74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officeooo:paragraph-rsid="000e5672"/>
    </style:style>
    <style:style style:name="P13" style:family="paragraph" style:parent-style-name="Standard">
      <style:paragraph-properties fo:text-align="start" style:justify-single-word="false"/>
      <style:text-properties fo:color="#c9211e" loext:opacity="100%"/>
    </style:style>
    <style:style style:name="P14" style:family="paragraph" style:parent-style-name="Standard">
      <style:paragraph-properties fo:text-align="start" style:justify-single-word="false"/>
      <style:text-properties fo:color="#c9211e" loext:opacity="100%" officeooo:paragraph-rsid="0023584c"/>
    </style:style>
    <style:style style:name="P15" style:family="paragraph" style:parent-style-name="Standard">
      <style:paragraph-properties fo:text-align="start" style:justify-single-word="false"/>
      <style:text-properties fo:color="#c9211e" loext:opacity="100%" officeooo:rsid="00172075" officeooo:paragraph-rsid="00172075"/>
    </style:style>
    <style:style style:name="P16" style:family="paragraph" style:parent-style-name="Standard">
      <style:paragraph-properties fo:text-align="start" style:justify-single-word="false"/>
      <style:text-properties fo:color="#c9211e" loext:opacity="100%" officeooo:rsid="00172075" officeooo:paragraph-rsid="0023584c"/>
    </style:style>
    <style:style style:name="P17" style:family="paragraph" style:parent-style-name="Standard">
      <style:paragraph-properties fo:text-align="start" style:justify-single-word="false"/>
      <style:text-properties fo:color="#c9211e" loext:opacity="100%" officeooo:rsid="0019dfb8" officeooo:paragraph-rsid="0019dfb8"/>
    </style:style>
    <style:style style:name="P18" style:family="paragraph" style:parent-style-name="Standard">
      <style:paragraph-properties fo:text-align="start" style:justify-single-word="false"/>
      <style:text-properties fo:color="#c9211e" loext:opacity="100%" officeooo:rsid="001b0b3b" officeooo:paragraph-rsid="001b0b3b"/>
    </style:style>
    <style:style style:name="P19" style:family="paragraph" style:parent-style-name="Standard">
      <style:paragraph-properties fo:text-align="start" style:justify-single-word="false"/>
      <style:text-properties officeooo:rsid="00172075" officeooo:paragraph-rsid="00172075"/>
    </style:style>
    <style:style style:name="P20" style:family="paragraph" style:parent-style-name="Standard">
      <style:paragraph-properties fo:text-align="start" style:justify-single-word="false"/>
      <style:text-properties officeooo:rsid="00172075" officeooo:paragraph-rsid="0023584c"/>
    </style:style>
    <style:style style:name="P21" style:family="paragraph" style:parent-style-name="Standard">
      <style:paragraph-properties fo:text-align="start" style:justify-single-word="false"/>
      <style:text-properties style:font-name="Calibri" fo:font-weight="normal" officeooo:paragraph-rsid="001bc03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weight="normal" officeooo:paragraph-rsid="001d44b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weight="normal" officeooo:paragraph-rsid="001e552b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" fo:font-weight="normal" officeooo:paragraph-rsid="001ffe1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" fo:font-weight="normal" officeooo:paragraph-rsid="00213271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fo:font-weight="normal" officeooo:rsid="0025c350" officeooo:paragraph-rsid="001bc03c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libri" fo:font-weight="normal" officeooo:rsid="0025c350" officeooo:paragraph-rsid="001d44b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libri" fo:font-weight="normal" officeooo:rsid="0025c350" officeooo:paragraph-rsid="001ffe1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libri" fo:font-weight="normal" officeooo:rsid="002953b6" officeooo:paragraph-rsid="001bc03c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libri" fo:font-weight="normal" officeooo:rsid="002953b6" officeooo:paragraph-rsid="001d44b4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libri" fo:font-weight="normal" officeooo:rsid="002953b6" officeooo:paragraph-rsid="001e552b" style:font-weight-asian="normal" style:font-weight-complex="normal"/>
    </style:style>
    <style:style style:name="P32" style:family="paragraph" style:parent-style-name="Standard">
      <style:text-properties style:font-name="Calibri" fo:font-weight="normal" officeooo:rsid="002e531f" officeooo:paragraph-rsid="001bc03c" style:font-weight-asian="normal" style:font-weight-complex="normal"/>
    </style:style>
    <style:style style:name="P33" style:family="paragraph" style:parent-style-name="Standard">
      <style:text-properties style:font-name="Calibri" fo:font-weight="normal" officeooo:rsid="002e8b35" officeooo:paragraph-rsid="001bc03c" style:font-weight-asian="normal" style:font-weight-complex="normal"/>
    </style:style>
    <style:style style:name="P34" style:family="paragraph" style:parent-style-name="Standard">
      <style:text-properties style:font-name="Calibri" fo:font-weight="normal" officeooo:rsid="002e8b35" officeooo:paragraph-rsid="00235c17" style:font-weight-asian="normal" style:font-weight-complex="normal"/>
    </style:style>
    <style:style style:name="P35" style:family="paragraph" style:parent-style-name="Standard">
      <style:text-properties style:font-name="Calibri" fo:font-weight="normal" officeooo:rsid="002e8b35" officeooo:paragraph-rsid="00268372" style:font-weight-asian="normal" style:font-weight-complex="normal"/>
    </style:style>
    <style:style style:name="P36" style:family="paragraph" style:parent-style-name="Standard">
      <style:text-properties style:font-name="Calibri" fo:font-weight="normal" officeooo:rsid="002e8b35" officeooo:paragraph-rsid="002c5390" style:font-weight-asian="normal" style:font-weight-complex="normal"/>
    </style:style>
    <style:style style:name="P37" style:family="paragraph" style:parent-style-name="Standard">
      <style:text-properties style:font-name="Calibri" fo:font-weight="normal" officeooo:paragraph-rsid="001bc03c" style:font-weight-asian="normal" style:font-weight-complex="normal"/>
    </style:style>
    <style:style style:name="P38" style:family="paragraph" style:parent-style-name="Standard">
      <style:text-properties style:font-name="Calibri" fo:font-weight="normal" officeooo:paragraph-rsid="0023584c" style:font-weight-asian="normal" style:font-weight-complex="normal"/>
    </style:style>
    <style:style style:name="P39" style:family="paragraph" style:parent-style-name="Standard">
      <style:text-properties style:font-name="Calibri" fo:font-weight="normal" officeooo:paragraph-rsid="00235c17" style:font-weight-asian="normal" style:font-weight-complex="normal"/>
    </style:style>
    <style:style style:name="P40" style:family="paragraph" style:parent-style-name="Standard">
      <style:text-properties style:font-name="Calibri" fo:font-weight="normal" officeooo:rsid="00235c17" officeooo:paragraph-rsid="00235c17" style:font-weight-asian="normal" style:font-weight-complex="normal"/>
    </style:style>
    <style:style style:name="P41" style:family="paragraph" style:parent-style-name="Standard">
      <style:text-properties style:font-name="Calibri" fo:font-weight="normal" officeooo:paragraph-rsid="00268372" style:font-weight-asian="normal" style:font-weight-complex="normal"/>
    </style:style>
    <style:style style:name="P42" style:family="paragraph" style:parent-style-name="Standard">
      <style:text-properties style:font-name="Calibri" fo:font-weight="normal" officeooo:rsid="0027d167" officeooo:paragraph-rsid="0027d167" style:font-weight-asian="normal" style:font-weight-complex="normal"/>
    </style:style>
    <style:style style:name="P43" style:family="paragraph" style:parent-style-name="Standard">
      <style:text-properties style:font-name="Calibri" fo:font-weight="normal" officeooo:rsid="00298464" officeooo:paragraph-rsid="00298464" style:font-weight-asian="normal" style:font-weight-complex="normal"/>
    </style:style>
    <style:style style:name="P44" style:family="paragraph" style:parent-style-name="Standard">
      <style:text-properties style:font-name="Calibri" fo:font-weight="normal" officeooo:paragraph-rsid="002c5390" style:font-weight-asian="normal" style:font-weight-complex="normal"/>
    </style:style>
    <style:style style:name="P45" style:family="paragraph" style:parent-style-name="Standard">
      <style:text-properties style:font-name="Calibri" fo:font-weight="normal" officeooo:rsid="002e93f5" officeooo:paragraph-rsid="002e93f5" style:font-weight-asian="normal" style:font-weight-complex="normal"/>
    </style:style>
    <style:style style:name="P46" style:family="paragraph" style:parent-style-name="Standard">
      <style:text-properties style:font-name="Calibri" fo:font-weight="normal" officeooo:paragraph-rsid="0030046d" style:font-weight-asian="normal" style:font-weight-complex="normal"/>
    </style:style>
    <style:style style:name="P47" style:family="paragraph" style:parent-style-name="Standard">
      <style:text-properties style:font-name="Calibri" fo:font-weight="normal" officeooo:paragraph-rsid="0034b1b2" style:font-weight-asian="normal" style:font-weight-complex="normal"/>
    </style:style>
    <style:style style:name="P48" style:family="paragraph" style:parent-style-name="Standard">
      <style:text-properties style:font-name="Calibri" fo:font-weight="normal" officeooo:paragraph-rsid="00369006" style:font-weight-asian="normal" style:font-weight-complex="normal"/>
    </style:style>
    <style:style style:name="P49" style:family="paragraph" style:parent-style-name="Standard">
      <style:text-properties style:font-name="Calibri" fo:font-weight="normal" officeooo:paragraph-rsid="003a5ec3" style:font-weight-asian="normal" style:font-weight-complex="normal"/>
    </style:style>
    <style:style style:name="P50" style:family="paragraph" style:parent-style-name="Standard">
      <style:text-properties style:font-name="Calibri" fo:font-weight="normal" officeooo:paragraph-rsid="003b36b1" style:font-weight-asian="normal" style:font-weight-complex="normal"/>
    </style:style>
    <style:style style:name="P51" style:family="paragraph" style:parent-style-name="Standard">
      <style:text-properties style:font-name="Calibri" fo:font-weight="normal" officeooo:paragraph-rsid="003c2125" style:font-weight-asian="normal" style:font-weight-complex="normal"/>
    </style:style>
    <style:style style:name="P52" style:family="paragraph" style:parent-style-name="Standard">
      <style:text-properties style:font-name="Calibri" fo:font-weight="normal" officeooo:paragraph-rsid="003e81ec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Calibri" fo:font-weight="bold" officeooo:paragraph-rsid="001bc03c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Calibri" fo:font-weight="bold" officeooo:paragraph-rsid="001d44b4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Calibri" fo:font-weight="bold" officeooo:paragraph-rsid="001e552b" style:font-weight-asian="bold" style:font-weight-complex="bold"/>
    </style:style>
    <style:style style:name="P56" style:family="paragraph" style:parent-style-name="Standard">
      <style:text-properties style:font-name="Calibri" fo:font-weight="bold" officeooo:paragraph-rsid="001bc03c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Calibri" fo:font-weight="bold" officeooo:rsid="001d2e37" officeooo:paragraph-rsid="001d2e37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Calibri" fo:font-weight="bold" officeooo:rsid="001d2e37" officeooo:paragraph-rsid="001d44b4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Calibri" fo:font-weight="bold" officeooo:rsid="001d2e37" officeooo:paragraph-rsid="001e552b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loext:opacity="100%" fo:font-weight="bold" officeooo:rsid="001b0b3b" officeooo:paragraph-rsid="0023584c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loext:opacity="100%" fo:font-weight="bold" officeooo:paragraph-rsid="0023584c" style:font-weight-asian="bold" style:font-weight-complex="bold"/>
    </style:style>
    <style:style style:name="P62" style:family="paragraph" style:parent-style-name="Standard">
      <style:text-properties officeooo:paragraph-rsid="00235c17"/>
    </style:style>
    <style:style style:name="P63" style:family="paragraph" style:parent-style-name="Standard">
      <style:paragraph-properties fo:text-align="start" style:justify-single-word="false"/>
      <style:text-properties fo:font-weight="bold" officeooo:paragraph-rsid="0023584c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weight="bold" officeooo:rsid="00172075" officeooo:paragraph-rsid="0023584c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c9211e" loext:opacity="100%" officeooo:paragraph-rsid="001258b4"/>
    </style:style>
    <style:style style:name="P66" style:family="paragraph" style:parent-style-name="Standard">
      <style:paragraph-properties fo:text-align="start" style:justify-single-word="false"/>
      <style:text-properties fo:color="#c9211e" loext:opacity="100%" officeooo:paragraph-rsid="00117a86"/>
    </style:style>
    <style:style style:name="T1" style:family="text">
      <style:text-properties officeooo:rsid="00117a86"/>
    </style:style>
    <style:style style:name="T2" style:family="text">
      <style:text-properties officeooo:rsid="001258b4"/>
    </style:style>
    <style:style style:name="T3" style:family="text">
      <style:text-properties fo:color="#c9211e" loext:opacity="100%"/>
    </style:style>
    <style:style style:name="T4" style:family="text">
      <style:text-properties fo:color="#000000" loext:opacity="100%"/>
    </style:style>
    <style:style style:name="T5" style:family="text">
      <style:text-properties officeooo:rsid="00336edc"/>
    </style:style>
    <style:style style:name="T6" style:family="text">
      <style:text-properties officeooo:rsid="002640a0"/>
    </style:style>
    <style:style style:name="T7" style:family="text">
      <style:text-properties officeooo:rsid="002675cf"/>
    </style:style>
    <style:style style:name="T8" style:family="text">
      <style:text-properties officeooo:rsid="00281c0d"/>
    </style:style>
    <style:style style:name="T9" style:family="text">
      <style:text-properties officeooo:rsid="002a52bf"/>
    </style:style>
    <style:style style:name="T10" style:family="text">
      <style:text-properties officeooo:rsid="002c7972"/>
    </style:style>
    <style:style style:name="T11" style:family="text">
      <style:text-properties officeooo:rsid="0031c1c3"/>
    </style:style>
    <style:style style:name="T12" style:family="text">
      <style:text-properties officeooo:rsid="001d2e37"/>
    </style:style>
    <style:style style:name="T13" style:family="text">
      <style:text-properties officeooo:rsid="001d44b4"/>
    </style:style>
    <style:style style:name="T14" style:family="text">
      <style:text-properties style:font-name="Calibri" fo:font-weight="normal" style:font-weight-asian="normal" style:font-weight-complex="normal"/>
    </style:style>
    <style:style style:name="T15" style:family="text">
      <style:text-properties style:font-name="Calibri" fo:font-weight="normal" officeooo:rsid="002520a7" style:font-weight-asian="normal" style:font-weight-complex="normal"/>
    </style:style>
    <style:style style:name="T16" style:family="text">
      <style:text-properties officeooo:rsid="001f62da"/>
    </style:style>
    <style:style style:name="T17" style:family="text">
      <style:text-properties officeooo:rsid="001ffe12"/>
    </style:style>
    <style:style style:name="T18" style:family="text">
      <style:text-properties officeooo:rsid="00213c15"/>
    </style:style>
    <style:style style:name="T19" style:family="text">
      <style:text-properties officeooo:rsid="0021fe77"/>
    </style:style>
    <style:style style:name="T20" style:family="text">
      <style:text-properties officeooo:rsid="00235c17"/>
    </style:style>
    <style:style style:name="T21" style:family="text">
      <style:text-properties officeooo:rsid="002378c9"/>
    </style:style>
    <style:style style:name="T22" style:family="text">
      <style:text-properties officeooo:rsid="002520a7"/>
    </style:style>
    <style:style style:name="T23" style:family="text">
      <style:text-properties officeooo:rsid="0027d167"/>
    </style:style>
    <style:style style:name="T24" style:family="text">
      <style:text-properties officeooo:rsid="00298464"/>
    </style:style>
    <style:style style:name="T25" style:family="text">
      <style:text-properties officeooo:rsid="002b7f06"/>
    </style:style>
    <style:style style:name="T26" style:family="text">
      <style:text-properties officeooo:rsid="002caa53"/>
    </style:style>
    <style:style style:name="T27" style:family="text">
      <style:text-properties officeooo:rsid="002e93f5"/>
    </style:style>
    <style:style style:name="T28" style:family="text">
      <style:text-properties officeooo:rsid="002efaa2"/>
    </style:style>
    <style:style style:name="T29" style:family="text">
      <style:text-properties officeooo:rsid="0031ac28"/>
    </style:style>
    <style:style style:name="T30" style:family="text">
      <style:text-properties officeooo:rsid="0033023b"/>
    </style:style>
    <style:style style:name="T31" style:family="text">
      <style:text-properties officeooo:rsid="002e8b35"/>
    </style:style>
    <style:style style:name="T32" style:family="text">
      <style:text-properties officeooo:rsid="003431ae"/>
    </style:style>
    <style:style style:name="T33" style:family="text">
      <style:text-properties officeooo:rsid="0034b1b2"/>
    </style:style>
    <style:style style:name="T34" style:family="text">
      <style:text-properties officeooo:rsid="0036f35e"/>
    </style:style>
    <style:style style:name="T35" style:family="text">
      <style:text-properties officeooo:rsid="0038e7b2"/>
    </style:style>
    <style:style style:name="T36" style:family="text">
      <style:text-properties officeooo:rsid="003a5ec3"/>
    </style:style>
    <style:style style:name="T37" style:family="text">
      <style:text-properties officeooo:rsid="003c2125"/>
    </style:style>
    <style:style style:name="T38" style:family="text">
      <style:text-properties officeooo:rsid="003df16e"/>
    </style:style>
    <style:style style:name="T39" style:family="text">
      <style:text-properties officeooo:rsid="003e81ec"/>
    </style:style>
    <style:style style:name="T40" style:family="text">
      <style:text-properties officeooo:rsid="004043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asos de uso</text:p>
      <text:p text:style-name="P11">(En <text:span text:style-name="T3">rojo </text:span><text:span text:style-name="T4">van los que ya hice)</text:span></text:p>
      <text:p text:style-name="P2"/>
      <text:p text:style-name="P17">iniciar sesion</text:p>
      <text:p text:style-name="P17">cerrar sesion</text:p>
      <text:p text:style-name="P18">crear contraseña</text:p>
      <text:p text:style-name="P18"/>
      <text:p text:style-name="P18">mostrar mensajes</text:p>
      <text:p text:style-name="P2"/>
      <text:p text:style-name="P12">Ingresar medicos</text:p>
      <text:p text:style-name="P1">Modificar medicos</text:p>
      <text:p text:style-name="P1">Dar de baja medicos</text:p>
      <text:p text:style-name="P1">Ver lista de medicos</text:p>
      <text:p text:style-name="P1"/>
      <text:p text:style-name="P13">Ingresar paciente</text:p>
      <text:p text:style-name="P1">Modificar paciente</text:p>
      <text:p text:style-name="P1">Dar de baja paciente</text:p>
      <text:p text:style-name="P1">Ver lista de pacientes</text:p>
      <text:p text:style-name="P1"/>
      <text:p text:style-name="P15">Ingresar empleado</text:p>
      <text:p text:style-name="P19">Modificar empleado</text:p>
      <text:p text:style-name="P19">Dar de baja empleado</text:p>
      <text:p text:style-name="P19">Ver lista de empleados</text:p>
      <text:p text:style-name="P1"/>
      <text:p text:style-name="P1">Agregar una obra social</text:p>
      <text:p text:style-name="P1">Modificar una obra social</text:p>
      <text:p text:style-name="P1">Dar de baja de una obra social</text:p>
      <text:p text:style-name="P1">Asociar a una obra social</text:p>
      <text:p text:style-name="P1">Ver lista de obras sociales</text:p>
      <text:p text:style-name="P1"/>
      <text:p text:style-name="P13">Crear historial clinico</text:p>
      <text:p text:style-name="P1">Modificar el historial clinico</text:p>
      <text:p text:style-name="P1">Ver historial clinico</text:p>
      <text:p text:style-name="P1"/>
      <text:p text:style-name="P13">Agregar una enfermedad</text:p>
      <text:p text:style-name="P1">Borrar una enfermedad</text:p>
      <text:p text:style-name="P1">Modificar una enfermedad</text:p>
      <text:p text:style-name="P13">Ver lista de enfermedades</text:p>
      <text:p text:style-name="P1">Asociar una enfermedad a un<text:span text:style-name="T1">a receta</text:span></text:p>
      <text:p text:style-name="P66">Asociar una enfermedad a<text:span text:style-name="T1">l historial clinico</text:span></text:p>
      <text:p text:style-name="P1"/>
      <text:p text:style-name="P13">Agregar un medicamento</text:p>
      <text:p text:style-name="P1">Borrar un medicamento</text:p>
      <text:p text:style-name="P1">Modificar un medicamento</text:p>
      <text:p text:style-name="P13">Ver lista de medicamentos</text:p>
      <text:p text:style-name="P3">Asociar un <text:span text:style-name="T2">medicamento</text:span> a un<text:span text:style-name="T1">a receta</text:span></text:p>
      <text:p text:style-name="P65">Asociar un <text:span text:style-name="T2">medicamento </text:span>a<text:span text:style-name="T1">l historial clinico</text:span></text:p>
      <text:p text:style-name="P1"/>
      <text:p text:style-name="P1">Crear receta</text:p>
      <text:p text:style-name="P1">Borrar receta</text:p>
      <text:p text:style-name="P9">Hacer PDF de receta</text:p>
      <text:p text:style-name="P1"/>
      <text:p text:style-name="P1"><text:soft-page-break/>Crear consultorio</text:p>
      <text:p text:style-name="P1">Borrar consultorio</text:p>
      <text:p text:style-name="P1">Modificar consultorio</text:p>
      <text:p text:style-name="Standard">Asociar un medico a un consultorio</text:p>
      <text:p text:style-name="Standard"/>
      <text:p text:style-name="Standard"/>
      <text:p text:style-name="P57">Ingresar medico</text:p>
      <text:p text:style-name="P53"/>
      <text:p text:style-name="P21">precondicion: <text:span text:style-name="T12">ser administrador</text:span></text:p>
      <text:p text:style-name="P21"/>
      <text:p text:style-name="P21">descripcion: el sistema debe responder de la siguiente manera cuando el usuario desee registrar <text:span text:style-name="T12">un medico</text:span></text:p>
      <text:p text:style-name="P21"/>
      <text:p text:style-name="P21">secuencia normal:</text:p>
      <text:p text:style-name="P21">01 <text:span text:style-name="T12">admin</text:span> solicita al sistema registrar <text:span text:style-name="T12">medico</text:span></text:p>
      <text:p text:style-name="P21">02 sistema muestra al <text:span text:style-name="T12">admin</text:span> el formulario de registro</text:p>
      <text:p text:style-name="P21">03 <text:span text:style-name="T12">admin</text:span> llena el formulario con <text:span text:style-name="T12">los</text:span> datos</text:p>
      <text:p text:style-name="P26">04 sistema verifica que el <text:span text:style-name="T12">medico</text:span> no exista</text:p>
      <text:p text:style-name="P21">0<text:span text:style-name="T6">5</text:span> sistema valida que los datos ingresados cumplen con las especificaciones del sistema</text:p>
      <text:p text:style-name="P21">0<text:span text:style-name="T6">6</text:span> siste<text:span text:style-name="T7">ma</text:span> guarda los datos en la base de datos</text:p>
      <text:p text:style-name="P21"/>
      <text:p text:style-name="P21">postcondicion: <text:span text:style-name="T12">medico</text:span> registrado</text:p>
      <text:p text:style-name="P21"/>
      <text:p text:style-name="P21">excepcion:</text:p>
      <text:p text:style-name="P21">desde el paso 04</text:p>
      <text:p text:style-name="P21">0<text:span text:style-name="T8">5</text:span> sistema detecta que los datos ingresados no cumplen con las especificaciones del sistema</text:p>
      <text:p text:style-name="P21">0<text:span text:style-name="T8">6</text:span> sistema notifica al <text:span text:style-name="T12">admin</text:span> y le pide que modifique los datos ingresados</text:p>
      <text:p text:style-name="P21"/>
      <text:p text:style-name="P29">desde el paso 05</text:p>
      <text:p text:style-name="P21">04 el sistema detecta que los datos ya estan asociados a un usuario</text:p>
      <text:p text:style-name="P21">05 sistema notifica al <text:span text:style-name="T12">admin</text:span> y lo dirige a iniciar sesion</text:p>
      <text:p text:style-name="P21"/>
      <text:p text:style-name="P21"/>
      <text:p text:style-name="P21"/>
      <text:p text:style-name="P58">Ingresar <text:span text:style-name="T13">empleado</text:span></text:p>
      <text:p text:style-name="P54"/>
      <text:p text:style-name="P22">precondicion: <text:span text:style-name="T12">ser administrador</text:span></text:p>
      <text:p text:style-name="P22"/>
      <text:p text:style-name="P22">descripcion: el sistema debe responder de la siguiente manera cuando el usuario desee registrar <text:span text:style-name="T12">un </text:span><text:span text:style-name="T13">empleado</text:span></text:p>
      <text:p text:style-name="P22"/>
      <text:p text:style-name="P22">secuencia normal:</text:p>
      <text:p text:style-name="P22">01 <text:span text:style-name="T12">admin</text:span> solicita al sistema registrar <text:span text:style-name="T13">empleado</text:span></text:p>
      <text:p text:style-name="P22">02 sistema muestra al <text:span text:style-name="T12">admin</text:span> el formulario de registro</text:p>
      <text:p text:style-name="P22">03 <text:span text:style-name="T12">admin</text:span> llena el formulario con <text:span text:style-name="T12">los</text:span> datos</text:p>
      <text:p text:style-name="P27">04 sistema verifica que el <text:span text:style-name="T13">empleado</text:span> no exista</text:p>
      <text:p text:style-name="P22">0<text:span text:style-name="T6">5</text:span> sistema valida que los datos ingresados cumplen con las especificaciones del sistema</text:p>
      <text:p text:style-name="P22">0<text:span text:style-name="T6">6</text:span> siste<text:span text:style-name="T7">ma</text:span> guarda los datos en la base de datos</text:p>
      <text:p text:style-name="P22"/>
      <text:p text:style-name="P22">postcondicion: <text:span text:style-name="T13">empleado</text:span> registrado</text:p>
      <text:p text:style-name="P22"><text:soft-page-break/></text:p>
      <text:p text:style-name="P22">excepcion:</text:p>
      <text:p text:style-name="P22">desde el paso 04</text:p>
      <text:p text:style-name="P22">0<text:span text:style-name="T8">5</text:span> sistema detecta que los datos ingresados no cumplen con las especificaciones del sistema</text:p>
      <text:p text:style-name="P22">0<text:span text:style-name="T8">6</text:span> sistema notifica al <text:span text:style-name="T12">admin</text:span> y le pide que modifique los datos ingresados</text:p>
      <text:p text:style-name="P22"/>
      <text:p text:style-name="P30">desde el paso 05</text:p>
      <text:p text:style-name="P22">04 el sistema detecta que los datos ya estan asociados a un usuario</text:p>
      <text:p text:style-name="P22">05 sistema notifica al <text:span text:style-name="T12">admin</text:span> y lo dirige a iniciar sesion</text:p>
      <text:p text:style-name="P22"/>
      <text:p text:style-name="P22"/>
      <text:p text:style-name="P59">Ingresar <text:span text:style-name="T16">paciente</text:span></text:p>
      <text:p text:style-name="P55"/>
      <text:p text:style-name="P23">precondicion: <text:span text:style-name="T12">ser administ</text:span><text:span text:style-name="T16">rador o medico</text:span></text:p>
      <text:p text:style-name="P23"/>
      <text:p text:style-name="P23">descripcion: el sistema debe responder de la siguiente manera cuando el usuario desee registrar <text:span text:style-name="T12">un </text:span><text:span text:style-name="T17">paciente</text:span></text:p>
      <text:p text:style-name="P23"/>
      <text:p text:style-name="P23">secuencia normal:</text:p>
      <text:p text:style-name="P24">01 <text:span text:style-name="T12">admin</text:span> solicita al sistema registrar <text:span text:style-name="T17">paciente</text:span></text:p>
      <text:p text:style-name="P23">02 sistema muestra al <text:span text:style-name="T12">admin</text:span> el formulario de registro</text:p>
      <text:p text:style-name="P23">03 <text:span text:style-name="T12">admin</text:span> llena el formulario con <text:span text:style-name="T12">los</text:span> datos</text:p>
      <text:p text:style-name="P28">04 sistema verifica que el <text:span text:style-name="T17">paciente</text:span> no exista</text:p>
      <text:p text:style-name="P23">0<text:span text:style-name="T6">5</text:span> sistema valida que los datos ingresados cumplen con las especificaciones del sistema</text:p>
      <text:p text:style-name="P23">0<text:span text:style-name="T6">6</text:span> siste<text:span text:style-name="T7">ma</text:span> guarda los datos en la base de datos</text:p>
      <text:p text:style-name="P23"/>
      <text:p text:style-name="P25">postcondicion: <text:span text:style-name="T17">paciente</text:span> registrado</text:p>
      <text:p text:style-name="P23"/>
      <text:p text:style-name="P23">excepcion:</text:p>
      <text:p text:style-name="P23">desde el paso 04</text:p>
      <text:p text:style-name="P23">0<text:span text:style-name="T8">5</text:span> sistema detecta que los datos ingresados no cumplen con las especificaciones del sistema</text:p>
      <text:p text:style-name="P23">0<text:span text:style-name="T8">6</text:span> sistema notifica al <text:span text:style-name="T12">admin</text:span> y le pide que modifique los datos ingresados</text:p>
      <text:p text:style-name="P23"/>
      <text:p text:style-name="P31">desde el paso 05</text:p>
      <text:p text:style-name="P23">04 el sistema detecta que los datos ya estan asociados a un usuario</text:p>
      <text:p text:style-name="P23">05 sistema notifica al <text:span text:style-name="T12">admin</text:span> y lo dirige a iniciar sesion</text:p>
      <text:p text:style-name="P22"/>
      <text:p text:style-name="P53"/>
      <text:p text:style-name="P53"/>
      <text:p text:style-name="P53"><text:span text:style-name="T18">I</text:span>nicia sesion</text:p>
      <text:p text:style-name="P53"/>
      <text:p text:style-name="P37">precondicion: <text:tab/><text:span text:style-name="T9">que el usuario este registrado</text:span></text:p>
      <text:p text:style-name="P37"/>
      <text:p text:style-name="P37">descripcion: el sistema debe responder de la siguiente manera cuando el usuario desee iniciar sesion</text:p>
      <text:p text:style-name="P37"/>
      <text:p text:style-name="P37">secuencia normal:</text:p>
      <text:p text:style-name="P37">01 usuario solicita al sistema iniciar sesion</text:p>
      <text:p text:style-name="P37">02 sistema muestra al usuario el formulario de inicio de sesion</text:p>
      <text:p text:style-name="P37"><text:soft-page-break/>03 usuario llena el formulario con sus datos</text:p>
      <text:p text:style-name="P37">04 el sistema valida que los datos ingresados coinciden con un usario en la base de datos</text:p>
      <text:p text:style-name="P37">05 el sistema inicia la sesion del usuario</text:p>
      <text:p text:style-name="P37"/>
      <text:p text:style-name="P37">postcondicion: sesion de usuario inicada</text:p>
      <text:p text:style-name="P37"/>
      <text:p text:style-name="P37">excepciones:</text:p>
      <text:p text:style-name="P37">desde el paso 05</text:p>
      <text:p text:style-name="P37">05 el sistema no encuentra ningun usuario con los datos ingresados</text:p>
      <text:p text:style-name="P37">06 el sistema le notifica al usuario que los datos no coinciden</text:p>
      <text:p text:style-name="P37"/>
      <text:p text:style-name="P32">desde el paso 05</text:p>
      <text:p text:style-name="P37">05 el sistema encuentra que los datos coinciden con la sesion de adminsitrador <text:span text:style-name="T10">o vendedor</text:span></text:p>
      <text:p text:style-name="P37">06 el sistema inicia sesion al usuario como administrador <text:span text:style-name="T10">o vendedor</text:span></text:p>
      <text:p text:style-name="P37"/>
      <text:p text:style-name="P56"><text:span text:style-name="T19">C</text:span>ierra sesion</text:p>
      <text:p text:style-name="P56"/>
      <text:p text:style-name="P37">precondicion: usuario con sesion inciada</text:p>
      <text:p text:style-name="P37"/>
      <text:p text:style-name="P37">descripcion: <text:s/>el sistema debe responder de la siguiente manera cuando el usuario desee cerrar sesion</text:p>
      <text:p text:style-name="P37"/>
      <text:p text:style-name="P37">secuencia normal:</text:p>
      <text:p text:style-name="P37">01 usuario solicita al sistema cerrar sesion</text:p>
      <text:p text:style-name="P33">02 el sistema verifica que la sesion este iniciada</text:p>
      <text:p text:style-name="P37">0<text:span text:style-name="T11">3</text:span> sistema cierra la sesion del usuario y lo redirige a la pagina principal</text:p>
      <text:p text:style-name="P37"/>
      <text:p text:style-name="P37">postcondicion: sesion cerrada</text:p>
      <text:p text:style-name="P37"/>
      <text:p text:style-name="P37">desde el paso 0<text:span text:style-name="T5">2</text:span></text:p>
      <text:p text:style-name="P37">0<text:span text:style-name="T5">2</text:span> el sistema no encuentra ningun usuario con los datos ingresados</text:p>
      <text:p text:style-name="P37"/>
      <text:p text:style-name="P60">crear contraseña</text:p>
      <text:p text:style-name="P60"/>
      <text:p text:style-name="P39">precondicion: usuario con <text:span text:style-name="T20">cuenta creada sin contraseña</text:span></text:p>
      <text:p text:style-name="P39"/>
      <text:p text:style-name="P39">descripcion: <text:s/>el sistema debe responder de la siguiente manera cuando el usuario desee <text:span text:style-name="T20">crear contraseña</text:span></text:p>
      <text:p text:style-name="P39"/>
      <text:p text:style-name="P39">secuencia normal:</text:p>
      <text:p text:style-name="P39">01 usuario solicita al sistema c<text:span text:style-name="T20">rear contraseña</text:span></text:p>
      <text:p text:style-name="P40">02 el sistema muestra un formulario</text:p>
      <text:p text:style-name="P40">03 el usuario rellena el formulario</text:p>
      <text:p text:style-name="P34">0<text:span text:style-name="T20">4</text:span> el sistema verifica que la <text:span text:style-name="T20">contraseña no</text:span> este <text:span text:style-name="T20">creada</text:span></text:p>
      <text:p text:style-name="P39">0<text:span text:style-name="T20">5</text:span> sistema c<text:span text:style-name="T20">rea la contraseña</text:span> del usuario <text:span text:style-name="T20">e inicia sesion</text:span></text:p>
      <text:p text:style-name="P39"/>
      <text:p text:style-name="P39">postcondicion: <text:span text:style-name="T21">contraseña creada y sesion iniciada</text:span></text:p>
      <text:p text:style-name="P39"/>
      <text:p text:style-name="P39">desde el paso 0<text:span text:style-name="T22">3</text:span></text:p>
      <text:p text:style-name="P62"><text:soft-page-break/><text:span text:style-name="T14">0</text:span><text:span text:style-name="T15">4</text:span><text:span text:style-name="T14"> el sistema </text:span><text:span text:style-name="T15">encuentra una contraseña para la cuenta, informa al usuario y lo redirige a iniciar sesion</text:span></text:p>
      <text:p text:style-name="P61"/>
      <text:p text:style-name="P63">Modificar medicos</text:p>
      <text:p text:style-name="P4"/>
      <text:p text:style-name="P41">precondicion: usuario con sesion inciada <text:span text:style-name="T23">de admin o ser el medico a modificar</text:span></text:p>
      <text:p text:style-name="P41"/>
      <text:p text:style-name="P41">descripcion: <text:s/>el sistema debe responder de la siguiente manera cuando el usuario desee <text:span text:style-name="T23">modificar un medico</text:span></text:p>
      <text:p text:style-name="P41"/>
      <text:p text:style-name="P41">secuencia normal:</text:p>
      <text:p text:style-name="P41">01 usuario solicita al sistema <text:span text:style-name="T23">modificar un medico</text:span></text:p>
      <text:p text:style-name="P35">02 el sistema verifica que la sesion este iniciada <text:span text:style-name="T23">y tenga el rango requerido</text:span></text:p>
      <text:p text:style-name="P42">03 el sistema muestra un formulario con la informacion a modificar del medico</text:p>
      <text:p text:style-name="P42">04 el usuario envia los datos</text:p>
      <text:p text:style-name="P41">0<text:span text:style-name="T23">5</text:span> sistema <text:span text:style-name="T23">modifica</text:span> el <text:span text:style-name="T23">medico e informa al usuario</text:span></text:p>
      <text:p text:style-name="P41"/>
      <text:p text:style-name="P41">postcondicion: <text:span text:style-name="T24">medico modificado</text:span></text:p>
      <text:p text:style-name="P41"/>
      <text:p text:style-name="P41">desde el paso 0<text:span text:style-name="T5">2</text:span></text:p>
      <text:p text:style-name="P41">0<text:span text:style-name="T5">2</text:span> el <text:span text:style-name="T24">usuario no cuenta con el rango o no está iniciado</text:span></text:p>
      <text:p text:style-name="P43">03 el sistema le notifica y lo redirige <text:span text:style-name="T25">a iniciar sesión</text:span></text:p>
      <text:p text:style-name="P4"/>
      <text:p text:style-name="P63">Dar de baja medicos</text:p>
      <text:p text:style-name="P4"/>
      <text:p text:style-name="P44">precondicion: usuario con sesion inciada <text:span text:style-name="T26">y rango admin</text:span></text:p>
      <text:p text:style-name="P44"/>
      <text:p text:style-name="P44">descripcion: <text:s/>el sistema debe responder de la siguiente manera cuando el usuario desee dar de baja un medico</text:p>
      <text:p text:style-name="P44"/>
      <text:p text:style-name="P44">secuencia normal:</text:p>
      <text:p text:style-name="P44">01 usuario solicita al sistema dar de baja un medico</text:p>
      <text:p text:style-name="P36">02 el sistema verifica que la sesion este iniciada y tenga el rango requerido</text:p>
      <text:p text:style-name="P44">0<text:span text:style-name="T11">3</text:span> sistema <text:span text:style-name="T27">da de baja al medico</text:span> y lo redirige a la pagina principal</text:p>
      <text:p text:style-name="P44"/>
      <text:p text:style-name="P44">postcondicion: <text:span text:style-name="T28">medico dado de baja</text:span></text:p>
      <text:p text:style-name="P44"/>
      <text:p text:style-name="P44">desde el paso 0<text:span text:style-name="T5">2</text:span></text:p>
      <text:p text:style-name="P44">0<text:span text:style-name="T5">2</text:span> el <text:span text:style-name="T27">usuario no tenia la sesion o no tenia el rango</text:span></text:p>
      <text:p text:style-name="P45">03 el sistema le notifica y le redirige a iniciar sesion</text:p>
      <text:p text:style-name="P4"/>
      <text:p text:style-name="P63">Ver lista de medicos</text:p>
      <text:p text:style-name="P4"/>
      <text:p text:style-name="P46">precondicion: <text:span text:style-name="T32">ninguna</text:span></text:p>
      <text:p text:style-name="P46"/>
      <text:p text:style-name="P46">descripcion: <text:s/>el sistema debe responder de la siguiente manera cuando el usuario desee <text:span text:style-name="T29">ver lista de medicos</text:span></text:p>
      <text:p text:style-name="P46"/>
      <text:p text:style-name="P46">secuencia normal:</text:p>
      <text:p text:style-name="P46">01 usuario solicita al sistema <text:span text:style-name="T30">ver lista de medicos</text:span></text:p>
      <text:p text:style-name="P46"><text:soft-page-break/><text:span text:style-name="T31">02 el sistema </text:span><text:span text:style-name="T30">lista los medicos</text:span></text:p>
      <text:p text:style-name="P46"/>
      <text:p text:style-name="P46">postcondicion: <text:span text:style-name="T32">medicos listados</text:span></text:p>
      <text:p text:style-name="P4"/>
      <text:p text:style-name="P14">Ingresar paciente</text:p>
      <text:p text:style-name="P4">Modificar paciente</text:p>
      <text:p text:style-name="P4">Dar de baja paciente</text:p>
      <text:p text:style-name="P63">Ver lista de pacientes</text:p>
      <text:p text:style-name="P5"/>
      <text:p text:style-name="P47">precondicion: <text:span text:style-name="T32">ninguna</text:span></text:p>
      <text:p text:style-name="P47"/>
      <text:p text:style-name="P47">descripcion: <text:s/>el sistema debe responder de la siguiente manera cuando el usuario desee <text:span text:style-name="T29">ver lista de </text:span><text:span text:style-name="T33">pacientes</text:span></text:p>
      <text:p text:style-name="P47"/>
      <text:p text:style-name="P47">secuencia normal:</text:p>
      <text:p text:style-name="P47">01 usuario solicita al sistema <text:span text:style-name="T30">ver lista de </text:span><text:span text:style-name="T33">pacientes</text:span></text:p>
      <text:p text:style-name="P47"><text:span text:style-name="T31">02 el sistema </text:span><text:span text:style-name="T30">lista los </text:span><text:span text:style-name="T33">pacientes</text:span></text:p>
      <text:p text:style-name="P47"/>
      <text:p text:style-name="P47">postcondicion: <text:span text:style-name="T33">pacientes</text:span><text:span text:style-name="T32"> listados</text:span></text:p>
      <text:p text:style-name="P4"/>
      <text:p text:style-name="P16">Ingresar empleado</text:p>
      <text:p text:style-name="P20">Modificar empleado</text:p>
      <text:p text:style-name="P20">Dar de baja empleado</text:p>
      <text:p text:style-name="P64">Ver lista de empleados</text:p>
      <text:p text:style-name="P6"/>
      <text:p text:style-name="P48">precondicion: <text:span text:style-name="T32">ninguna</text:span></text:p>
      <text:p text:style-name="P48"/>
      <text:p text:style-name="P48">descripcion: <text:s/>el sistema debe responder de la siguiente manera cuando el usuario desee <text:span text:style-name="T29">ver lista de </text:span><text:span text:style-name="T34">empleados</text:span></text:p>
      <text:p text:style-name="P48"/>
      <text:p text:style-name="P48">secuencia normal:</text:p>
      <text:p text:style-name="P48">01 usuario solicita al sistema <text:span text:style-name="T30">ver lista de </text:span><text:span text:style-name="T35">empleados</text:span></text:p>
      <text:p text:style-name="P48"><text:span text:style-name="T31">02 el sistema </text:span><text:span text:style-name="T30">lista los </text:span><text:span text:style-name="T35">empleados</text:span></text:p>
      <text:p text:style-name="P48"/>
      <text:p text:style-name="P48">postcondicion: <text:span text:style-name="T35">empleados</text:span><text:span text:style-name="T32"> listados</text:span></text:p>
      <text:p text:style-name="P4"/>
      <text:p text:style-name="P4">Agregar una obra social</text:p>
      <text:p text:style-name="P4">Modificar una obra social</text:p>
      <text:p text:style-name="P4">Dar de baja de una obra social</text:p>
      <text:p text:style-name="P4">Asociar a una obra social</text:p>
      <text:p text:style-name="P63">Ver lista de obras sociales</text:p>
      <text:p text:style-name="P7"/>
      <text:p text:style-name="P49">precondicion: <text:span text:style-name="T32">ninguna</text:span></text:p>
      <text:p text:style-name="P49"/>
      <text:p text:style-name="P49">descripcion: <text:s/>el sistema debe responder de la siguiente manera cuando el usuario desee <text:span text:style-name="T29">ver lista de obras sociales</text:span></text:p>
      <text:p text:style-name="P49"/>
      <text:p text:style-name="P49">secuencia normal:</text:p>
      <text:p text:style-name="P49">01 usuario solicita al sistema <text:span text:style-name="T30">ver lista de obras sociales</text:span></text:p>
      <text:p text:style-name="P49"><text:span text:style-name="T31">02 el sistema </text:span><text:span text:style-name="T30">lista l</text:span><text:span text:style-name="T36">a</text:span><text:span text:style-name="T30">s obras sociales</text:span></text:p>
      <text:p text:style-name="P49"><text:soft-page-break/></text:p>
      <text:p text:style-name="P50">postcondicion: obras sociales<text:span text:style-name="T32"> listados</text:span></text:p>
      <text:p text:style-name="P4"/>
      <text:p text:style-name="P4">Crear historial clinico</text:p>
      <text:p text:style-name="P4">Modificar el historial clinico</text:p>
      <text:p text:style-name="P4">Ver historial clinico</text:p>
      <text:p text:style-name="P4"/>
      <text:p text:style-name="P4">Agregar una enfermedad</text:p>
      <text:p text:style-name="P4">Borrar una enfermedad</text:p>
      <text:p text:style-name="P4">Modificar una enfermedad</text:p>
      <text:p text:style-name="P63">Ver lista de enfermedades</text:p>
      <text:p text:style-name="P4"/>
      <text:p text:style-name="P51">precondicion: <text:span text:style-name="T32">ninguna</text:span></text:p>
      <text:p text:style-name="P51"/>
      <text:p text:style-name="P51">descripcion: <text:s/>el sistema debe responder de la siguiente manera cuando el usuario desee <text:span text:style-name="T29">ver lista de </text:span><text:span text:style-name="T37">enfermedades</text:span></text:p>
      <text:p text:style-name="P51"/>
      <text:p text:style-name="P51">secuencia normal:</text:p>
      <text:p text:style-name="P51">01 usuario solicita al sistema <text:span text:style-name="T30">ver lista de </text:span><text:span text:style-name="T37">enfermedades</text:span></text:p>
      <text:p text:style-name="P51"><text:span text:style-name="T31">02 el sistema </text:span><text:span text:style-name="T30">lista l</text:span><text:span text:style-name="T36">a</text:span><text:span text:style-name="T30">s </text:span><text:span text:style-name="T37">enfermedades</text:span></text:p>
      <text:p text:style-name="P51"/>
      <text:p text:style-name="P51">postcondicion: <text:span text:style-name="T38">enfermedades listadas</text:span></text:p>
      <text:p text:style-name="P4">Asociar una enfermedad a un<text:span text:style-name="T1">a receta</text:span></text:p>
      <text:p text:style-name="P4">Asociar una enfermedad a<text:span text:style-name="T1">l historial clinico</text:span></text:p>
      <text:p text:style-name="P4"/>
      <text:p text:style-name="P4">Agregar un medicamento</text:p>
      <text:p text:style-name="P4">Borrar un medicamento</text:p>
      <text:p text:style-name="P4">Modificar un medicamento</text:p>
      <text:p text:style-name="P63">Ver lista de medicamentos</text:p>
      <text:p text:style-name="P4"/>
      <text:p text:style-name="P52">precondicion: <text:span text:style-name="T32">ninguna</text:span></text:p>
      <text:p text:style-name="P52"/>
      <text:p text:style-name="P52">descripcion: <text:s/>el sistema debe responder de la siguiente manera cuando el usuario desee <text:span text:style-name="T29">ver lista de </text:span><text:span text:style-name="T39">medicamentos</text:span></text:p>
      <text:p text:style-name="P52"/>
      <text:p text:style-name="P52">secuencia normal:</text:p>
      <text:p text:style-name="P52">01 usuario solicita al sistema <text:span text:style-name="T30">ver lista de </text:span><text:span text:style-name="T39">medicamentos</text:span></text:p>
      <text:p text:style-name="P52"><text:span text:style-name="T31">02 el sistema </text:span><text:span text:style-name="T30">lista l</text:span><text:span text:style-name="T36">a</text:span><text:span text:style-name="T30">s </text:span><text:span text:style-name="T39">medicamentos</text:span></text:p>
      <text:p text:style-name="P52"/>
      <text:p text:style-name="P52">postcondicion: <text:span text:style-name="T40">medicamentos</text:span><text:span text:style-name="T32"> listados</text:span></text:p>
      <text:p text:style-name="P4">Asociar un <text:span text:style-name="T2">medicamento</text:span> a un<text:span text:style-name="T1">a receta</text:span></text:p>
      <text:p text:style-name="P4">Asociar un <text:span text:style-name="T2">medicamento </text:span>a<text:span text:style-name="T1">l historial clinico</text:span></text:p>
      <text:p text:style-name="P4"/>
      <text:p text:style-name="P4">Crear receta</text:p>
      <text:p text:style-name="P4">Borrar receta</text:p>
      <text:p text:style-name="P10">Hacer PDF de receta</text:p>
      <text:p text:style-name="P4"/>
      <text:p text:style-name="P4">Crear consultorio</text:p>
      <text:p text:style-name="P4">Borrar consultorio</text:p>
      <text:p text:style-name="P4">Modificar consultorio</text:p>
      <text:p text:style-name="P38">Asociar un medico a un consultori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01T01:15:50.261000000</dc:date>
    <meta:editing-duration>PT12H39M22S</meta:editing-duration>
    <meta:editing-cycles>51</meta:editing-cycles>
    <meta:generator>LibreOffice/7.5.1.2$Windows_X86_64 LibreOffice_project/fcbaee479e84c6cd81291587d2ee68cba099e129</meta:generator>
    <meta:document-statistic meta:table-count="0" meta:image-count="0" meta:object-count="0" meta:page-count="7" meta:paragraph-count="234" meta:word-count="1474" meta:character-count="9136" meta:non-whitespace-character-count="7885"/>
  </office:meta>
</office:document-meta>
</file>